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paragraph-rsid="0005c516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paragraph-rsid="0005c516" style:font-size-asian="10pt" style:font-weight-asian="normal" style:font-size-complex="10pt" style:font-weight-complex="normal"/>
    </style:style>
    <style:style style:name="T1" style:family="text">
      <style:text-properties officeooo:rsid="000bd464"/>
    </style:style>
    <style:style style:name="T2" style:family="text">
      <style:text-properties officeooo:rsid="000cbf32"/>
    </style:style>
    <style:style style:name="T3" style:family="text">
      <style:text-properties officeooo:rsid="000f6c51"/>
    </style:style>
    <style:style style:name="T4" style:family="text">
      <style:text-properties officeooo:rsid="00102b75"/>
    </style:style>
    <style:style style:name="T5" style:family="text">
      <style:text-properties officeooo:rsid="00156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ract_fruit(image,variance):</text:p>
      <text:p text:style-name="P1">contour_val = get_fruit(image,variance)</text:p>
      <text:p text:style-name="P1">window = get_window(contour_val)</text:p>
      <text:p text:style-name="P1"/>
      <text:p text:style-name="P2">preprocessing(image):</text:p>
      <text:p text:style-name="P1">maxsize=max(image.shape)</text:p>
      <text:p text:style-name="P1">scale=700/maxsize</text:p>
      <text:p text:style-name="P1">image=cv2.resize(image,None,fx=scale,fy=scale)</text:p>
      <text:p text:style-name="P1">image_blur=cv2.GaussianBlur(image,(7,7),0)</text:p>
      <text:p text:style-name="P1">image_blur_hsv=cv2.cvtColor(image_blur,cv2.COLOR_BGR2HSV)</text:p>
      <text:p text:style-name="P1"/>
      <text:p text:style-name="P2">get_color_mask(image):</text:p>
      <text:p text:style-name="P1">min_color=np.array([0,100,80])</text:p>
      <text:p text:style-name="P1">max_color=np.array([10,256,256])</text:p>
      <text:p text:style-name="P1">min_color2=np.array([170,100,80])</text:p>
      <text:p text:style-name="P1">max_color2=np.array([180,256,256])</text:p>
      <text:p text:style-name="P1">mask1=cv2.inRange(image,min_color,max_color)</text:p>
      <text:p text:style-name="P1">mask2=cv2.inRange(image,min_color2,max_color2)</text:p>
      <text:p text:style-name="P1">mask=mask1+mask2</text:p>
      <text:p text:style-name="P1"/>
      <text:p text:style-name="P2">apply_morphology(mask):</text:p>
      <text:p text:style-name="P1"><text:s/>kernel = np.ones((3,3),np.uint8)</text:p>
      <text:p text:style-name="P1">dilation = cv2.dilate(mask,kernel,iterations = 2)</text:p>
      <text:p text:style-name="P1">erosion = cv2.erode(dilation,kernel,iterations = 3)</text:p>
      <text:p text:style-name="P1">dilation = cv2.dilate(erosion,kernel,iterations = 15)</text:p>
      <text:p text:style-name="P1">mask_closed=cv2.morphologyEx(dilation,cv2.MORPH_CLOSE,kernel)</text:p>
      <text:p text:style-name="P1">mask_cleaned=cv2.morphologyEx(mask_closed,cv2.MORPH_OPEN,kernel)</text:p>
      <text:p text:style-name="P1"/>
      <text:p text:style-name="P2">get_contours(image):</text:p>
      <text:p text:style-name="P4">image, contours, hierarchy = cv2.findContours(image,cv2.RETR_LIST,cv2.CHAIN_APPROX_SIMPLE)</text:p>
      <text:p text:style-name="P5">hull = cv2.convexHull(contour)</text:p>
      <text:p text:style-name="P5">approx=cv2.approxPolyDP(hull,0.1*cv2.arcLength(hull,True),True)</text:p>
      <text:p text:style-name="P5">area = cv2.contourArea(hull)</text:p>
      <text:p text:style-name="P5"/>
      <text:p text:style-name="P3">get_fruit(image,variance):</text:p>
      <text:p text:style-name="P5">im,im_blur,im_blur_hsv = preprocessing(image)</text:p>
      <text:p text:style-name="P5">color_mask = get_color_mask(image_blur_hsv)</text:p>
      <text:p text:style-name="P5">color_morphed_mask = apply_morphology(color_mask)</text:p>
      <text:p text:style-name="P5">color_filed_mask=apply_flood_filling(color_morp_mask)</text:p>
      <text:p text:style-name="P5">colour_masked_image = cv2.bitwise_and(image,image,mask = color_filled_mask)</text:p>
      <text:p text:style-name="P5">contour_val = get_contours(colour_masked_image)</text:p>
      <text:p text:style-name="P5"/>
      <text:p text:style-name="P3">get_window(contour_val):</text:p>
      <text:p text:style-name="P5">rect = cv2.minAreaRect(tracked_contour)</text:p>
      <text:p text:style-name="P5">box = cv2.boxPoints(rect)</text:p>
      <text:p text:style-name="P5">box = np.int0(box)</text:p>
      <text:p text:style-name="P5">window_width = ( get_distance(box[0],box[1]) + get_distance(box[2],box[3]) )/2.0</text:p>
      <text:p text:style-name="P5">window_height = ( get_distance(box[0],box[3]) + get_distance(box[1],box[2]) )/2.0</text:p>
      <text:p text:style-name="P5">mid_x = (box[0][0]+box[1][0]+box[2][0]+box[3][0])/4</text:p>
      <text:p text:style-name="P5">mid_y = (box[0][1]+box[1][1]+box[2][1]+box[3][1])/4</text:p>
      <text:p text:style-name="P5">window = [mid_x,mid_y,window_width,window_height]</text:p>
      <text:p text:style-name="P5"/>
      <text:p text:style-name="P5"/>
      <text:p text:style-name="P5"/>
      <text:p text:style-name="P3">camshift(fruit_image,fruit_window,cap):</text:p>
      <text:p text:style-name="P5">r,<text:span text:style-name="T1">t,w</text:span>= cv2.CamShift(dst, track_window, term_crit)</text:p>
      <text:p text:style-name="P5">pts = cv2.boxPoints(ret)</text:p>
      <text:p text:style-name="P5">pts = np.int0(pts)</text:p>
      <text:p text:style-name="P5">img2 = cv2.polylines(frame,[pts],True, 255,2)</text:p>
      <text:p text:style-name="P5"/>
      <text:p text:style-name="P3">track_fruit(fruit_contour,fruit_window,cap,pd):</text:p>
      <text:p text:style-name="P5">fruit_width = get_width()</text:p>
      <text:p text:style-name="P5">fruit_window_width = fruit_window[2]</text:p>
      <text:p text:style-name="P5">fruit_window_width <text:span text:style-name="T2">= </text:span>get_adjusted_window_width(fruit_window_width,approx,area,no_of_contours)</text:p>
      <text:p text:style-name="P5">distance = get_distance_to_camera(fruit_width,fruit_window_width)</text:p>
      <text:p text:style-name="P5">pivot_y,pivot_x = int(fruit_image.shape[0]/2),int(fruit_image.shape[1]/2)</text:p>
      <text:p text:style-name="P5">if(not(consistency_check(distance,(pd_1,pd_2,pd_3)))):</text:p>
      <text:p text:style-name="P5">direction <text:s/>= get_direction(fruit_window,distance,(pivot_y,pivot_x))</text:p>
      <text:p text:style-name="P5">if(distance&gt;160 or no_of_contours&gt;10):</text:p>
      <text:p text:style-name="P5">move_drone(fruit_image, direction[:-1],"Far")</text:p>
      <text:p text:style-name="P5">elif(distance&lt;=100):</text:p>
      <text:p text:style-name="P5">if(len(fruit_contour)&gt;=5):</text:p>
      <text:p text:style-name="P5">tracked_contour_image = draw_ellipse(fruit_contour,fruit_image)</text:p>
      <text:p text:style-name="P5">move_drone(fruit_image, direction[:-1],"Close")<text:tab/></text:p>
      <text:p text:style-name="P5">else:</text:p>
      <text:p text:style-name="P5">move_drone(fruit_image,direction[:-1],"Medium")</text:p>
      <text:p text:style-name="P5"/>
      <text:p text:style-name="P3">get_width():</text:p>
      <text:p text:style-name="P5">apple = 7.5</text:p>
      <text:p text:style-name="P5">return apple</text:p>
      <text:p text:style-name="P5"/>
      <text:p text:style-name="P3">get_distance_to_camera(knownWidth, perWidth):</text:p>
      <text:p text:style-name="P5">focalLength = 1200</text:p>
      <text:p text:style-name="P5">distance = (knownWidth * focalLength) / perWidth</text:p>
      <text:p text:style-name="P5"/>
      <text:p text:style-name="P3">get_distance(p1,p2):</text:p>
      <text:p text:style-name="P5">int(math.sqrt( (p1[0]-p2[0])**2 + (p1[1]-p2[1])**2<text:span text:style-name="T4">))</text:span></text:p>
      <text:p text:style-name="P5"/>
      <text:p text:style-name="P3">get_direction(window,distance,pivot):</text:p>
      <text:p text:style-name="P5">x,y = window[:2]</text:p>
      <text:p text:style-name="P5">pivot_x,pivot_y = pivot</text:p>
      <text:p text:style-name="P5">Distance = distance-30</text:p>
      <text:p text:style-name="P5">Tilt = int((pivot_x-x)*(pivot_x/180))</text:p>
      <text:p text:style-name="P5">Height = pivot_y-y</text:p>
      <text:p text:style-name="P5"/>
      <text:p text:style-name="P3">move_drone(img,direction,msg):</text:p>
      <text:p text:style-name="P5">cv2.putText(img, "Distance:%.2fcm <text:s text:c="2"/>Tilt:%.2funits <text:s text:c="2"/>Height:%.2funits <text:s/>%s"%(direction[0],direction[1],direction[2],msg),(0, img.shape[0] - 20), cv2.FONT_HERSHEY_SIMPLEX,0.5, (0, 255, 0), 1)</text:p>
      <text:p text:style-name="P5"><text:tab/>display(img,"Final Image")</text:p>
      <text:p text:style-name="P5"/>
      <text:p text:style-name="P3">find_stalk(tracked_contour,tracked_contour_image):</text:p>
      <text:p text:style-name="P5">stalk= tuple(tracked_contour[tracked_contour[:,:,1].argmin()][0]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6:12:09.092000000</meta:creation-date>
    <dc:date>2018-05-02T16:35:08.991000000</dc:date>
    <meta:editing-duration>PT22M51S</meta:editing-duration>
    <meta:editing-cycles>16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85" meta:word-count="214" meta:character-count="3545" meta:non-whitespace-character-count="3407"/>
  </office:meta>
</office:document-meta>
</file>